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43.95mm" svg:y="521.95mm">
            <loext:p draw:notify-on-update-of-ranges="may_2018_benchmarks.F118:may_2018_benchmarks.O118 may_2018_benchmarks.A132:may_2018_benchmarks.A132 may_2018_benchmarks.F52:may_2018_benchmarks.O52 may_2018_benchmarks.A133:may_2018_benchmarks.A133 may_2018_benchmarks.F57:may_2018_benchmarks.O57 may_2018_benchmarks.A134:may_2018_benchmarks.A134 may_2018_benchmarks.F62:may_2018_benchmarks.O62 may_2018_benchmarks.A135:may_2018_benchmarks.A135 may_2018_benchmarks.F67:may_2018_benchmarks.N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number-columns-repeated="1010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6:18:25.946020165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9T06:50:47.161499437</dc:date>
    <meta:editing-duration>PT2H10M54S</meta:editing-duration>
    <meta:editing-cycles>20</meta:editing-cycles>
    <meta:document-statistic meta:table-count="2" meta:cell-count="106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Blocks with n=16</text:p>
        </chart:title>
        <chart:legend chart:legend-position="end" svg:x="11.931cm" svg:y="3.454cm" style:legend-expansion="high" chart:style-name="ch3"/>
        <chart:plot-area chart:style-name="ch4" table:cell-range-address="may_2018_benchmarks.F118:may_2018_benchmarks.O118 may_2018_benchmarks.A132:may_2018_benchmarks.A135 may_2018_benchmarks.F52:may_2018_benchmarks.O52 may_2018_benchmarks.F57:may_2018_benchmarks.O57 may_2018_benchmarks.F62:may_2018_benchmarks.O62 may_2018_benchmarks.F67:may_2018_benchmarks.N67" chart:data-source-has-labels="both" svg:x="1.331cm" svg:y="1.275cm" svg:width="10.28cm" svg:height="6.564cm">
          <chartooo:coordinate-region svg:x="2.138cm" svg:y="1.474cm" svg:width="9.473cm" svg:height="5.718cm"/>
          <chart:axis chart:dimension="x" chart:name="primary-x" chart:style-name="ch5" chartooo:axis-type="auto">
            <chartooo:date-scale/>
            <chart:title svg:x="2.366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0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2:may_2018_benchmarks.O52" chart:label-cell-address="may_2018_benchmarks.A132:may_2018_benchmarks.A132" chart:class="chart:line">
            <chart:data-point chart:repeated="10"/>
          </chart:series>
          <chart:series chart:style-name="ch11" chart:values-cell-range-address="may_2018_benchmarks.F57:may_2018_benchmarks.O57" chart:label-cell-address="may_2018_benchmarks.A133:may_2018_benchmarks.A133" chart:class="chart:line">
            <chart:data-point chart:repeated="10"/>
          </chart:series>
          <chart:series chart:style-name="ch12" chart:values-cell-range-address="may_2018_benchmarks.F62:may_2018_benchmarks.O62" chart:label-cell-address="may_2018_benchmarks.A134:may_2018_benchmarks.A134" chart:class="chart:line">
            <chart:data-point chart:repeated="10"/>
          </chart:series>
          <chart:series chart:style-name="ch13" chart:values-cell-range-address="may_2018_benchmarks.F67:may_2018_benchmarks.N67" chart:label-cell-address="may_2018_benchmarks.A135:may_2018_benchmarks.A13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may_2018_benchmarks.A132:may_2018_benchmarks.A132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</text:p>
                <draw:g>
                  <svg:desc>may_2018_benchmarks.A133:may_2018_benchmarks.A133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1400 w.c.</text:p>
                <draw:g>
                  <svg:desc>may_2018_benchmarks.A134:may_2018_benchmarks.A134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may_2018_benchmarks.A135:may_2018_benchmarks.A135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